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sans-serif" fo:font-size="10.5pt" officeooo:paragraph-rsid="00164748" style:font-size-asian="14pt" style:font-size-complex="14pt"/>
    </style:style>
    <style:style style:name="P2" style:family="paragraph" style:parent-style-name="Preformatted_20_Text">
      <style:text-properties officeooo:paragraph-rsid="00164867"/>
    </style:style>
    <style:style style:name="P3" style:family="paragraph" style:parent-style-name="Preformatted_20_Text">
      <style:text-properties officeooo:rsid="00171f1f" officeooo:paragraph-rsid="00171f1f"/>
    </style:style>
    <style:style style:name="T1" style:family="text">
      <style:text-properties style:font-name="sans-serif" fo:font-size="10.5pt"/>
    </style:style>
    <style:style style:name="T2" style:family="text">
      <style:text-properties style:font-name="sans-serif" fo:font-size="10.5pt" officeooo:rsid="001659cc"/>
    </style:style>
    <style:style style:name="T3" style:family="text">
      <style:text-properties officeooo:rsid="001648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 Лабораторная работа. Обработка символьных данных</text:p>
      <text:p text:style-name="P1">Цель:получить практические навыки обработки символьной информации–строк.</text:p>
      <text:p text:style-name="P1"/>
      <text:p text:style-name="P2"><text:span text:style-name="T3">9 </text:span><text:span text:style-name="T1">Подсчитать количество букв в слове с номером </text:span><text:span text:style-name="T2">n </text:span><text:span text:style-name="T1">строки s</text:span></text:p>
      <text:p text:style-name="P2"><text:span text:style-name="T1"/></text:p>
      <text:p text:style-name="P3"><text:span text:style-name="T1">ЧТОООО????? КАК Я НАЙДУ СТРОКУ???? БРЕД СОБАЧИЙ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ate>2020-01-26T18:56:53.819947111</dc:date>
    <meta:editing-duration>PT39M48S</meta:editing-duration>
    <meta:editing-cycles>11</meta:editing-cycles>
    <meta:document-statistic meta:table-count="0" meta:image-count="0" meta:object-count="0" meta:page-count="1" meta:paragraph-count="4" meta:word-count="31" meta:character-count="226" meta:non-whitespace-character-count="200"/>
  </office:meta>
</office:document-meta>
</file>